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d69c" officeooo:paragraph-rsid="000cd69c"/>
    </style:style>
    <style:style style:name="P2" style:family="paragraph" style:parent-style-name="Standard">
      <style:paragraph-properties fo:text-align="start" style:justify-single-word="false"/>
      <style:text-properties officeooo:rsid="000cd69c" officeooo:paragraph-rsid="000cd69c"/>
    </style:style>
    <style:style style:name="P3" style:family="paragraph" style:parent-style-name="Standard" style:list-style-name="L1">
      <style:text-properties fo:font-size="16pt" officeooo:rsid="001b7d38" officeooo:paragraph-rsid="00105c04" style:font-size-asian="16pt" style:font-size-complex="16pt"/>
    </style:style>
    <style:style style:name="P4" style:family="paragraph" style:parent-style-name="Standard" style:list-style-name="L1">
      <style:text-properties fo:font-size="16pt" officeooo:rsid="001b7d38" officeooo:paragraph-rsid="0011518d" style:font-size-asian="16pt" style:font-size-complex="16pt"/>
    </style:style>
    <style:style style:name="P5" style:family="paragraph" style:parent-style-name="Standard" style:list-style-name="L1">
      <style:text-properties fo:font-size="16pt" officeooo:rsid="0011518d" officeooo:paragraph-rsid="0011518d" style:font-size-asian="16pt" style:font-size-complex="16pt"/>
    </style:style>
    <style:style style:name="P6" style:family="paragraph" style:parent-style-name="Standard" style:list-style-name="L1">
      <style:text-properties fo:font-size="16pt" officeooo:rsid="00119184" officeooo:paragraph-rsid="00119184" style:font-size-asian="16pt" style:font-size-complex="16pt"/>
    </style:style>
    <style:style style:name="P7" style:family="paragraph" style:parent-style-name="Standard" style:list-style-name="L1">
      <style:text-properties fo:font-size="16pt" officeooo:rsid="00105c04" officeooo:paragraph-rsid="00105c04" style:font-size-asian="16pt" style:font-size-complex="16pt"/>
    </style:style>
    <style:style style:name="P8" style:family="paragraph" style:parent-style-name="Standard" style:list-style-name="L1">
      <style:text-properties fo:font-size="16pt" officeooo:rsid="00142648" officeooo:paragraph-rsid="00142648" style:font-size-asian="16pt" style:font-size-complex="16pt"/>
    </style:style>
    <style:style style:name="P9" style:family="paragraph" style:parent-style-name="Standard" style:list-style-name="L1">
      <style:text-properties fo:font-size="16pt" officeooo:rsid="00154b9a" officeooo:paragraph-rsid="00154b9a" style:font-size-asian="16pt" style:font-size-complex="16pt"/>
    </style:style>
    <style:style style:name="P10" style:family="paragraph" style:parent-style-name="Standard" style:list-style-name="L1">
      <style:text-properties fo:font-size="16pt" officeooo:rsid="001658b3" officeooo:paragraph-rsid="001658b3" style:font-size-asian="16pt" style:font-size-complex="16pt"/>
    </style:style>
    <style:style style:name="P11" style:family="paragraph" style:parent-style-name="Standard" style:list-style-name="L1">
      <style:text-properties officeooo:rsid="001b7d38" officeooo:paragraph-rsid="00105c04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ffffff" fo:font-weight="bold" style:font-weight-asian="bold" style:font-weight-complex="bold"/>
    </style:style>
    <style:style style:name="P14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text-position="super 58%"/>
    </style:style>
    <style:style style:name="T2" style:family="text">
      <style:text-properties officeooo:rsid="0011518d"/>
    </style:style>
    <style:style style:name="T3" style:family="text">
      <style:text-properties officeooo:rsid="00119184"/>
    </style:style>
    <style:style style:name="T4" style:family="text">
      <style:text-properties officeooo:rsid="00142648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154b9a" style:font-size-asian="16pt" style:font-size-complex="16pt"/>
    </style:style>
    <style:style style:name="T7" style:family="text">
      <style:text-properties officeooo:rsid="00154b9a"/>
    </style:style>
    <style:style style:name="T8" style:family="text">
      <style:text-properties officeooo:rsid="001658b3"/>
    </style:style>
    <style:style style:name="T9" style:family="text">
      <style:text-properties fo:color="#ffffff" fo:font-size="16pt" fo:font-weight="bold" style:font-size-asian="14pt" style:font-weight-asian="bold" style:font-size-complex="16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8181in" fo:min-width="0.8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3465a4" draw:marker-start="Square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3465a4" draw:marker-start="Arrow" draw:marker-end="Squar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solid" draw:fill-color="#ffffff" draw:textarea-vertical-align="middle" fo:min-height="0.2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solid" draw:fill-color="#ffffff" draw:textarea-vertical-align="middle" fo:min-height="0.3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evin George</text:p>
      <text:p text:style-name="P2">Prof. Parker</text:p>
      <text:p text:style-name="P2">CST135</text:p>
      <text:p text:style-name="P2">September 5<text:span text:style-name="T1">th</text:span>, 2018</text:p>
      <text:p text:style-name="P1">Vending Machine Storyboard Diagram</text:p>
      <text:p text:style-name="P1"/>
      <text:p text:style-name="P1"><draw:custom-shape text:anchor-type="paragraph" draw:z-index="0" draw:name="Shape1" draw:style-name="gr1" draw:text-style-name="P13" svg:width="1.1559in" svg:height="1.1559in" svg:x="0.3417in" svg:y="1.6626in"><text:p text:style-name="P12"><text:span text:style-name="T9">Us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13" svg:width="1.1559in" svg:height="1.1559in" svg:x="6.3165in" svg:y="1.6154in"><text:p text:style-name="P12"><text:span text:style-name="T9">Vending</text:span></text:p><text:p text:style-name="P12"><text:span text:style-name="T9">System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olyline text:anchor-type="paragraph" draw:z-index="2" draw:name="Shape3" draw:style-name="gr2" draw:text-style-name="P12" svg:width="4.9898in" svg:height="0.2933in" draw:transform="rotate (-0.00226892802759362) translate (1.39372163866192in 1.66059985658729in)" svg:viewBox="0 0 12675 746" draw:points="0,746 3895,15 10679,0 12675,597"><text:p/></draw:polyline><draw:polyline text:anchor-type="paragraph" draw:z-index="3" draw:name="Shape3" draw:style-name="gr2" draw:text-style-name="P12" svg:width="4.8189in" svg:height="0.0657in" draw:transform="rotate (-0.00226892802759362) translate (1.49737253510463in 2.05805725563711in)" svg:viewBox="0 0 12241 168" draw:points="0,168 3609,15 10415,0 12241,140"><text:p/></draw:polyline><draw:polyline text:anchor-type="paragraph" draw:z-index="4" draw:name="Shape3" draw:style-name="gr3" draw:text-style-name="P12" svg:width="4.8579in" svg:height="0.1197in" draw:transform="rotate (-0.00226892802759362) translate (1.49722222222222in 2.30416666666667in)" svg:viewBox="0 0 12340 305" draw:points="0,0 3368,305 10439,289 12340,69"><text:p/></draw:polyline><draw:polyline text:anchor-type="paragraph" draw:z-index="5" draw:name="Shape3" draw:style-name="gr3" draw:text-style-name="P12" svg:width="5.0472in" svg:height="0.3362in" draw:transform="rotate (-0.00226892802759362) translate (1.43125in 2.475in)" svg:viewBox="0 0 12821 855" draw:points="0,0 3921,855 10777,817 12821,235"><text:p/></draw:polyline><draw:polyline text:anchor-type="paragraph" draw:z-index="6" draw:name="Shape3" draw:style-name="gr3" draw:text-style-name="P12" svg:width="5.3028in" svg:height="0.7185in" draw:transform="rotate (-0.00226892802759362) translate (1.35555555555556in 2.59791666666667in)" svg:viewBox="0 0 13470 1826" draw:points="0,0 4140,1818 10683,1826 13470,409"><text:p/></draw:polyline><draw:polyline text:anchor-type="paragraph" draw:z-index="7" draw:name="Shape3" draw:style-name="gr3" draw:text-style-name="P12" svg:width="5.6724in" svg:height="1.1307in" draw:transform="rotate (-0.00226892802759362) translate (1.20347222222222in 2.74930555555556in)" svg:viewBox="0 0 14409 2873" draw:points="0,0 4626,2873 11241,2836 14409,22"><text:p/></draw:polyline><draw:polyline text:anchor-type="paragraph" draw:z-index="8" draw:name="Shape3" draw:style-name="gr3" draw:text-style-name="P12" svg:width="6.2398in" svg:height="1.4878in" draw:transform="rotate (-0.00226892802759362) translate (0.939162086773955in 2.69764740997639in)" svg:viewBox="0 0 15850 3780" draw:points="0,306 5564,3773 12683,3780 15850,0"><text:p/></draw:polyline><draw:frame text:anchor-type="paragraph" draw:z-index="9" draw:name="Shape4" draw:style-name="gr4" draw:text-style-name="P15" svg:width="1.998in" svg:height="0.2941in" svg:x="3.3252in" svg:y="1.4984in"><draw:text-box><text:p text:style-name="P14"><text:span text:style-name="T10">User should enter money</text:span></text:p></draw:text-box></draw:frame><draw:frame text:anchor-type="paragraph" draw:z-index="10" draw:name="Shape4" draw:style-name="gr4" draw:text-style-name="P15" svg:width="1.998in" svg:height="0.2941in" svg:x="3.3252in" svg:y="1.9063in"><draw:text-box><text:p text:style-name="P14"><text:span text:style-name="T10">User should enter selection</text:span></text:p></draw:text-box></draw:frame><draw:frame text:anchor-type="paragraph" draw:z-index="11" draw:name="Shape4" draw:style-name="gr4" draw:text-style-name="P15" svg:width="1.998in" svg:height="0.2941in" svg:x="3.3252in" svg:y="2.3043in"><draw:text-box><text:p text:style-name="P14"><text:span text:style-name="T10">Machine displays price</text:span></text:p></draw:text-box></draw:frame><draw:frame text:anchor-type="paragraph" draw:z-index="12" draw:name="Shape4" draw:style-name="gr5" draw:text-style-name="P15" svg:width="1.998in" svg:height="0.3539in" svg:x="3.3252in" svg:y="2.7118in"><draw:text-box><text:p text:style-name="P14"><text:span text:style-name="T10">Machine displays item quantity</text:span></text:p></draw:text-box></draw:frame><draw:frame text:anchor-type="paragraph" draw:z-index="13" draw:name="Shape4" draw:style-name="gr5" draw:text-style-name="P15" svg:width="1.998in" svg:height="0.3539in" svg:x="3.3252in" svg:y="3.1854in"><draw:text-box><text:p text:style-name="P14"><text:span text:style-name="T10">If quantity &gt; 0, dispense and subtract 1 from quantity</text:span></text:p></draw:text-box></draw:frame><draw:frame text:anchor-type="paragraph" draw:z-index="14" draw:name="Shape4" draw:style-name="gr5" draw:text-style-name="P15" svg:width="1.998in" svg:height="0.3539in" svg:x="3.3161in" svg:y="3.6398in"><draw:text-box><text:p text:style-name="P14"><text:span text:style-name="T10">If equal to 0, display “pick something else”</text:span></text:p></draw:text-box></draw:frame><draw:frame text:anchor-type="paragraph" draw:z-index="15" draw:name="Shape4" draw:style-name="gr4" draw:text-style-name="P15" svg:width="1.998in" svg:height="0.2941in" svg:x="3.3161in" svg:y="4.1055in"><draw:text-box><text:p text:style-name="P14"><text:span text:style-name="T10">Reset for new user data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922902849" text:style-name="L1">
        <text:list-header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oft-page-break/><text:span text:style-name="T6">vendingM</text:span><text:span text:style-name="T5">achine</text:span></text:p>
          <text:list>
            <text:list-item>
              <text:p text:style-name="P3">Attributes</text:p>
              <text:list>
                <text:list-item>
                  <text:p text:style-name="P9">columnSize constant</text:p>
                </text:list-item>
                <text:list-item>
                  <text:p text:style-name="P9">numberColumns constant</text:p>
                </text:list-item>
                <text:list-item>
                  <text:p text:style-name="P9">columnArray[numberColumns, columnSize]</text:p>
                </text:list-item>
                <text:list-item>
                  <text:p text:style-name="P10">columnID[numOfColumns]</text:p>
                </text:list-item>
                <text:list-item>
                  <text:p text:style-name="P10">columnPrice[numOfColumns]</text:p>
                </text:list-item>
                <text:list-item>
                  <text:p text:style-name="P10"><text:bookmark-start text:name="__DdeLink__181_2589077950"/>columnSnackCount[columnSize]<text:bookmark-end text:name="__DdeLink__181_2589077950"/></text:p>
                </text:list-item>
              </text:list>
            </text:list-item>
            <text:list-item>
              <text:p text:style-name="P3">Methods/Functions</text:p>
              <text:list>
                <text:list-item>
                  <text:p text:style-name="P10">vendingMachine()</text:p>
                </text:list-item>
                <text:list-item>
                  <text:p text:style-name="P3"><text:span text:style-name="T8">d</text:span>ispense<text:span text:style-name="T8">Item()</text:span></text:p>
                </text:list-item>
                <text:list-item>
                  <text:p text:style-name="P6">checkMoneyInput</text:p>
                </text:list-item>
              </text:list>
            </text:list-item>
          </text:list>
        </text:list-header>
        <text:list-item>
          <text:p text:style-name="P3"><text:span text:style-name="T7">i</text:span>tem</text:p>
          <text:list>
            <text:list-item>
              <text:p text:style-name="P3">Attributes</text:p>
              <text:list>
                <text:list-item>
                  <text:p text:style-name="P3">Price: <text:span text:style-name="T2">double</text:span></text:p>
                </text:list-item>
                <text:list-item>
                  <text:p text:style-name="P5">Name: string</text:p>
                </text:list-item>
              </text:list>
            </text:list-item>
            <text:list-item>
              <text:p text:style-name="P4">Methods/Functions</text:p>
              <text:list>
                <text:list-item>
                  <text:p text:style-name="P8">Item()</text:p>
                </text:list-item>
                <text:list-item>
                  <text:p text:style-name="P7">-getPrice<text:span text:style-name="T4">()</text:span></text:p>
                </text:list-item>
                <text:list-item>
                  <text:p text:style-name="P7"><text:span text:style-name="T3">+</text:span>setPrice<text:span text:style-name="T4">()</text:span></text:p>
                </text:list-item>
                <text:list-item>
                  <text:p text:style-name="P5">-getName<text:span text:style-name="T4">()</text:span></text:p>
                </text:list-item>
                <text:list-item>
                  <text:p text:style-name="P5"><text:span text:style-name="T3">+</text:span>setName<text:span text:style-name="T4">()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6786*" fo:start-indent="0in" fo:end-indent="0.1in"/>
          <style:column style:rel-width="678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6:05:02.730800263</meta:creation-date>
    <dc:date>2018-09-06T10:41:56.824918219</dc:date>
    <meta:editing-duration>PT1H51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2" meta:paragraph-count="57" meta:word-count="91" meta:character-count="479" meta:non-whitespace-character-count="467"/>
  </office:meta>
</office:document-meta>
</file>